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25-02-13 22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992112" calcext:value-type="float">
            <text:p>6.99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24-02-21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64808" calcext:value-type="float">
            <text:p>6.46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23-02-16 19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626352" calcext:value-type="float">
            <text:p>6.62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22-02-10 21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501384" calcext:value-type="float">
            <text:p>6.50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21-02-28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97752" calcext:value-type="float">
            <text:p>6.39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20-02-13 23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327648" calcext:value-type="float">
            <text:p>6.32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17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22976" calcext:value-type="float">
            <text:p>5.52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16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98008" calcext:value-type="float">
            <text:p>5.3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1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1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153912" calcext:value-type="float">
            <text:p>6.15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1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086856" calcext:value-type="float">
            <text:p>6.08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1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0832" calcext:value-type="float">
            <text:p>5.6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10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4068" calcext:value-type="float">
            <text:p>5.44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8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73496" calcext:value-type="float">
            <text:p>5.87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7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858256" calcext:value-type="float">
            <text:p>5.85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2544" calcext:value-type="float">
            <text:p>5.4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97408" calcext:value-type="float">
            <text:p>5.9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12" calcext:value-type="float">
            <text:p>5.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13504" calcext:value-type="float">
            <text:p>4.41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2896" calcext:value-type="float">
            <text:p>4.88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2000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169664" calcext:value-type="float">
            <text:p>4.16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85572" calcext:value-type="float">
            <text:p>3.85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8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144" calcext:value-type="float">
            <text:p>3.9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7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663696" calcext:value-type="float">
            <text:p>3.66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6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98704" calcext:value-type="float">
            <text:p>2.9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53568" calcext:value-type="float">
            <text:p>3.5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07848" calcext:value-type="float">
            <text:p>3.0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496056" calcext:value-type="float">
            <text:p>3.49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9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97352" calcext:value-type="float">
            <text:p>3.1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9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47744" calcext:value-type="float">
            <text:p>4.04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8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4716" calcext:value-type="float">
            <text:p>3.94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7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37388" calcext:value-type="float">
            <text:p>4.37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6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006" calcext:value-type="float">
            <text:p>4.80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04232" calcext:value-type="float">
            <text:p>4.90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1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80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672584" calcext:value-type="float">
            <text:p>4.67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76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285488" calcext:value-type="float">
            <text:p>4.28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75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443984" calcext:value-type="float">
            <text:p>4.44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7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148072" calcext:value-type="float">
            <text:p>5.14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7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396" calcext:value-type="float">
            <text:p>8.8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7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7784" calcext:value-type="float">
            <text:p>5.5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7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37632" calcext:value-type="float">
            <text:p>5.4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7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82312" calcext:value-type="float">
            <text:p>4.78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965192" calcext:value-type="float">
            <text:p>4.96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7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94248" calcext:value-type="float">
            <text:p>5.794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75376" calcext:value-type="float">
            <text:p>5.67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5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626608" calcext:value-type="float">
            <text:p>5.62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468112" calcext:value-type="float">
            <text:p>5.46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520184" calcext:value-type="float">
            <text:p>4.52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04488" calcext:value-type="float">
            <text:p>3.9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6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83736" calcext:value-type="float">
            <text:p>3.98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5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767072" calcext:value-type="float">
            <text:p>4.76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637101</text:p>
          </table:table-cell>
          <table:table-cell office:value-type="string" calcext:value-type="string">
            <text:p>1958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05968" calcext:value-type="float">
            <text:p>5.0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78" meta:object-count="0"/>
    <meta:user-defined meta:name="AppVersion">3.0</meta:user-defined>
  </office:meta>
</office:document-meta>
</file>